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1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<text:span text:style-name="T1">st</text:span> iteration log-likelihoo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588243823.748" calcext:value-type="float">
            <text:p>-588243823.7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588201036.09" calcext:value-type="float">
            <text:p>-588201036.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588080403.667" calcext:value-type="float">
            <text:p>-588080403.6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587892513.382" calcext:value-type="float">
            <text:p>-587892513.38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587767679.869" calcext:value-type="float">
            <text:p>-587767679.86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587727314.662" calcext:value-type="float">
            <text:p>-587727314.66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-587713825.133" calcext:value-type="float">
            <text:p>-587713825.13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587707310.887" calcext:value-type="float">
            <text:p>-587707310.887</text:p>
          </table:table-cell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0:32:12.116740850</meta:creation-date>
    <dc:date>2015-04-30T02:21:17.786741934</dc:date>
    <meta:editing-duration>PT5H43M56S</meta:editing-duration>
    <meta:editing-cycles>9</meta:editing-cycles>
    <meta:generator>LibreOffice/4.2.7.2$Linux_X86_64 LibreOffice_project/420m0$Build-2</meta:generator>
    <meta:document-statistic meta:table-count="1" meta:cell-count="21" meta:object-count="0"/>
  </office:meta>
</office:document-meta>
</file>